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cbc8" officeooo:paragraph-rsid="0001cb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 muss sich nach oben kämpfen um weiter zu kommen. Allerdings ist nicht immer der weg direkt nach oben der beste. Die Monster, welche man tötet droppen items. Diese können ausrüstungsgegenstände sein, welche dem spieler bessere Stats oder eine Fähigkeit gewähren. <text:line-break/><text:tab/>So kämpft man sich durch die gegner und wird immer stärker. Durch die interaktion mit NPC’s kann man außerdem noch aufgaben erhalten, durch die man andere Maps freischalten kann( Z.B. schickt ein Bergmann einen in eine Miene, und gibt einem dafür einen schlüssel) </text:p>
      <text:p text:style-name="P1">Es kann auch immer wieder nötig sein an einen ort wieder zurückzukehren, um z.B. bestimmte ressourcen zu sammel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9-14T01:15:45.687000000</dc:date>
    <meta:editing-duration>PT23M4S</meta:editing-duration>
    <meta:editing-cycles>1</meta:editing-cycles>
    <meta:document-statistic meta:table-count="0" meta:image-count="0" meta:object-count="0" meta:page-count="1" meta:paragraph-count="2" meta:word-count="102" meta:character-count="645" meta:non-whitespace-character-count="541"/>
  </office:meta>
</office:document-meta>
</file>